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T1" style:family="text">
      <style:text-properties officeooo:rsid="00084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1"/>
      <text:p text:style-name="P1">2. Co jest mile widziane</text:p>
      <text:p text:style-name="P1">- dodac podstronke, rzeczy do kupienia 30 dni</text:p>
      <text:p text:style-name="P1">- backend – odliczanie rzeczy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1"/>
      <text:p text:style-name="P1">Spis tresci</text:p>
      <text:p text:style-name="P1"/>
      <text:p text:style-name="P1">WSTEP, CEL , histoia, inspiracja</text:p>
      <text:p text:style-name="P1">Opis sposposob oszczedzania</text:p>
      <text:p text:style-name="P1">Opis wymagan funcjonalnych – co mozna zrobic na aplikacji, <text:span text:style-name="T1">print scriny </text:span></text:p>
      <text:p text:style-name="P1">technlogia</text:p>
      <text:p text:style-name="P1">jak dziala aplikacja: diagram bazy danych, przeplywow, wymagan funkcjonaonych,</text:p>
      <text:p text:style-name="P1">komunikacja serwer - frontend</text:p>
      <text:p text:style-name="P1">Testowanie</text:p>
      <text:p text:style-name="P1">Przyszlosc </text:p>
      <text:p text:style-name="P1">Podsumowanie</text:p>
      <text:p text:style-name="P1"/>
      <text:p text:style-name="P1">instrukcja oblsugi do aplikacji - <text:span text:style-name="T1">man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2T17:10:43.474573485</dc:date>
    <meta:editing-duration>PT2M54S</meta:editing-duration>
    <meta:editing-cycles>1</meta:editing-cycles>
    <meta:document-statistic meta:table-count="0" meta:image-count="0" meta:object-count="0" meta:page-count="1" meta:paragraph-count="23" meta:word-count="113" meta:character-count="764" meta:non-whitespace-character-count="667"/>
    <meta:generator>LibreOffice/5.4.7.2$Linux_X86_64 LibreOffice_project/40$Build-2</meta:generator>
  </office:meta>
</office:document-meta>
</file>